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Plain_20_Text">
      <style:text-properties style:font-name="宋体" style:font-name-asian="宋体1" style:font-name-complex="宋体1"/>
    </style:style>
    <style:style style:name="P2" style:family="paragraph" style:parent-style-name="Plain_20_Text">
      <style:text-properties fo:color="#00b0f0" style:font-name="宋体" style:font-name-asian="宋体1" style:font-name-complex="宋体1"/>
    </style:style>
    <style:style style:name="P3" style:family="paragraph" style:parent-style-name="Plain_20_Text">
      <style:text-properties fo:font-weight="bold" style:font-weight-asian="bold" style:font-weight-complex="bold"/>
    </style:style>
    <style:style style:name="P4" style:family="paragraph" style:parent-style-name="Plain_20_Text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style:font-name="宋体" style:font-name-asian="宋体1" style:font-name-complex="宋体1"/>
    </style:style>
    <style:style style:name="T2" style:family="text">
      <style:text-properties style:font-name="宋体" fo:font-weight="bold" style:font-name-asian="宋体1" style:font-weight-asian="bold" style:font-name-complex="宋体1" style:font-weight-complex="bold"/>
    </style:style>
    <style:style style:name="T3" style:family="text">
      <style:text-properties fo:color="#00b0f0" style:font-name="宋体" style:font-name-asian="宋体1" style:font-name-complex="宋体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Baxter 视觉操控抓取玩具积木块（在Gazebo 物理仿真环境中）</text:span></text:p>
      <text:p text:style-name="P3"><text:span text:style-name="T1"/></text:p>
      <text:p text:style-name="P3"><text:span text:style-name="T1">前提条件 prerequisites:</text:span></text:p>
      <text:p text:style-name="Plain_20_Text"><text:span text:style-name="T1"><text:s/>Ubuntu 16.04 </text:span></text:p>
      <text:p text:style-name="Plain_20_Text"><text:span text:style-name="T1"><text:s/>ROS Kinetic</text:span></text:p>
      <text:p text:style-name="Plain_20_Text"><text:span text:style-name="T1">安装Baxter SDK及其依赖环境, 参考：</text:span></text:p>
      <text:p text:style-name="Plain_20_Text"><text:span text:style-name="T1">http://sdk.rethinkrobotics.com/wiki/Workstation_Setup</text:span></text:p>
      <text:p text:style-name="Plain_20_Text"><text:span text:style-name="T1">安装Baxter Simulator 仿真器及其依赖环境， 参考：</text:span></text:p>
      <text:p text:style-name="Plain_20_Text"><text:span text:style-name="T1">http://sdk.rethinkrobotics.com/wiki/Simulator_Installation</text:span></text:p>
      <text:p text:style-name="Plain_20_Text"><text:span text:style-name="T1">在.bashrc 中添加环境变量“ROS_WORKSPACE”, 例如ROS 工作空间"catkin_ws"在"/home/user" 目录下, 则添加：</text:span></text:p>
      <text:p text:style-name="Plain_20_Text"><text:span text:style-name="T3">export ROS_WORKSPACE=~/catkin_ws</text:span></text:p>
      <text:p text:style-name="Plain_20_Text"><text:span text:style-name="T1">将代码压缩文件包复制至ROS 工作空间src根目录，解压后通过catkin_make 编译</text:span></text:p>
      <text:p text:style-name="P1"/>
      <text:p text:style-name="Plain_20_Text"><text:span text:style-name="T2">操作步骤</text:span><text:span text:style-name="T1">：</text:span></text:p>
      <text:p text:style-name="Plain_20_Text"><text:span text:style-name="T1">1.启动Gazebo 空白世界:</text:span></text:p>
      <text:p text:style-name="Plain_20_Text"><text:span text:style-name="T3">roslaunch gazebo_ros empty_world.launch</text:span></text:p>
      <text:p text:style-name="Plain_20_Text"><text:span text:style-name="T3"><text:s/></text:span></text:p>
      <text:p text:style-name="Plain_20_Text"><text:span text:style-name="T1">2.在Gazebo 世界中生成带底座的Baxter，前方有桌子和玩具积木块（同时加载了Baxter仿真器）:</text:span></text:p>
      <text:p text:style-name="Plain_20_Text"><text:span text:style-name="T3"><text:s/>roslaunch baxter_variations baxter_on_pedestal_w_kinect.launch</text:span></text:p>
      <text:p text:style-name="P2"/>
      <text:p text:style-name="Plain_20_Text"><text:span text:style-name="T1">3.（服务端）launch 文件启动多个节点，包含trajectory streamers, cartesian planner, rviz, baxter-playfile, triad_display (for object-frame visualization), object-grabber, object-finder coordinator, and block-state resetter:</text:span></text:p>
      <text:p text:style-name="Plain_20_Text"><text:span text:style-name="T3">roslaunch coordinator coord_vision_manip.launch</text:span></text:p>
      <text:p text:style-name="P2"/>
      <text:p text:style-name="Plain_20_Text"><text:span text:style-name="T1">4.（客户端）利用PCL视觉查找桌子高度，找到桌上积木块，计算接近和抓取积木块的策略，执行计划，并撤回(保持夹取积木块)到预先设定的固定位置：</text:span></text:p>
      <text:p text:style-name="Plain_20_Text"><text:span text:style-name="T3">rosrun coordinator acquire_block_client</text:span></text:p>
      <text:p text:style-name="P2"/>
      <text:p text:style-name="Plain_20_Text"><text:span text:style-name="T1">5.（客户端）放置积木到指定位置:</text:span></text:p>
      <text:p text:style-name="Plain_20_Text"><text:span text:style-name="T3">rosrun coordinator dropoff_block_client</text:span></text:p>
      <text:p text:style-name="P2"/>
      <text:p text:style-name="Plain_20_Text"><text:span text:style-name="T1">也可将前三个步骤通过以下launch 文件启动，然后单独启动抓取客户端：</text:span></text:p>
      <text:p text:style-name="Plain_20_Text"><text:span text:style-name="T3">roslaunch coordinator baxter_vision_manip.launch</text:span></text:p>
      <text:p text:style-name="Plain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等线" fo:font-family="等线" style:font-family-generic="roman" style:font-pitch="variable" fo:font-size="10.5pt" fo:language="en" fo:country="US" style:font-name-asian="等线1" style:font-family-asian="等线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text-properties style:font-name="等线" fo:font-family="等线" style:font-family-generic="roman" style:font-pitch="variable" style:font-name-complex="Courier New" style:font-family-complex="'Courier New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纯文本_20_字符" style:display-name="纯文本 字符" style:family="text" style:parent-style-name="Default_20_Paragraph_20_Font">
      <style:text-properties style:font-name="等线" fo:font-family="等线" style:font-family-generic="roman" style:font-pitch="variable" style:font-name-complex="Courier New" style:font-family-complex="'Courier New'" style:font-family-generic-complex="system" style:font-pitch-complex="variable"/>
    </style:style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5646in" fo:margin-right="1.5646in" style:writing-mode="lr-tb" style:layout-grid-color="#c0c0c0" style:layout-grid-lines="44" style:layout-grid-base-height="0.1665in" style:layout-grid-ruby-height="0.0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07:08:00</meta:creation-date>
    <meta:initial-creator>伟 李</meta:initial-creator>
    <dc:language>en-US</dc:language>
    <dc:date>2020-04-10T12:48:47.930656122</dc:date>
    <meta:editing-cycles>5</meta:editing-cycles>
    <meta:editing-duration>PT5M12S</meta:editing-duration>
    <meta:generator>LibreOffice/5.1.6.2$Linux_X86_64 LibreOffice_project/10m0$Build-2</meta:generator>
    <meta:document-statistic meta:table-count="0" meta:image-count="0" meta:object-count="0" meta:page-count="1" meta:paragraph-count="25" meta:word-count="341" meta:character-count="1081" meta:non-whitespace-character-count="10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